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103a" officeooo:paragraph-rsid="001d103a"/>
    </style:style>
    <style:style style:name="P2" style:family="paragraph" style:parent-style-name="Heading_20_1">
      <style:text-properties officeooo:rsid="001d103a" officeooo:paragraph-rsid="004afee1"/>
    </style:style>
    <style:style style:name="P3" style:family="paragraph" style:parent-style-name="Heading_20_1">
      <style:paragraph-properties fo:break-before="page"/>
      <style:text-properties officeooo:rsid="003c12ac" officeooo:paragraph-rsid="003e04b9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56ec15" officeooo:paragraph-rsid="0056ec15"/>
    </style:style>
    <style:style style:name="P6" style:family="paragraph" style:parent-style-name="Text_20_body" style:list-style-name="L1">
      <style:text-properties officeooo:paragraph-rsid="004bec5a"/>
    </style:style>
    <style:style style:name="P7" style:family="paragraph" style:parent-style-name="Text_20_body" style:list-style-name="L1">
      <style:text-properties officeooo:rsid="004bec5a" officeooo:paragraph-rsid="004bec5a"/>
    </style:style>
    <style:style style:name="P8" style:family="paragraph" style:parent-style-name="Text_20_body" style:list-style-name="L7">
      <style:text-properties officeooo:rsid="004bec5a" officeooo:paragraph-rsid="004bec5a"/>
    </style:style>
    <style:style style:name="P9" style:family="paragraph" style:parent-style-name="Text_20_body" style:list-style-name="L2">
      <style:text-properties officeooo:rsid="005327c7" officeooo:paragraph-rsid="005327c7"/>
    </style:style>
    <style:style style:name="P10" style:family="paragraph" style:parent-style-name="Text_20_body" style:list-style-name="L3">
      <style:text-properties officeooo:rsid="005327c7" officeooo:paragraph-rsid="005327c7"/>
    </style:style>
    <style:style style:name="P11" style:family="paragraph" style:parent-style-name="Text_20_body" style:list-style-name="L2">
      <style:text-properties fo:font-style="normal" officeooo:rsid="005327c7" officeooo:paragraph-rsid="005327c7" style:font-style-asian="normal" style:font-style-complex="normal"/>
    </style:style>
    <style:style style:name="P12" style:family="paragraph" style:parent-style-name="Text_20_body" style:list-style-name="L7">
      <style:text-properties fo:font-style="normal" officeooo:rsid="004bec5a" officeooo:paragraph-rsid="004bec5a" style:font-style-asian="normal" style:font-style-complex="normal"/>
    </style:style>
    <style:style style:name="P13" style:family="paragraph" style:parent-style-name="Text_20_body" style:list-style-name="L7">
      <style:text-properties fo:font-style="normal" officeooo:rsid="004c194f" officeooo:paragraph-rsid="004c194f" style:font-style-asian="normal" style:font-style-complex="normal"/>
    </style:style>
    <style:style style:name="P14" style:family="paragraph" style:parent-style-name="Text_20_body" style:list-style-name="L11">
      <style:text-properties fo:font-style="normal" officeooo:rsid="001fcaaf" officeooo:paragraph-rsid="001fcaaf" style:font-style-asian="normal" style:font-style-complex="normal"/>
    </style:style>
    <style:style style:name="P15" style:family="paragraph" style:parent-style-name="Text_20_body" style:list-style-name="L12">
      <style:text-properties fo:font-style="normal" officeooo:rsid="001fcaaf" officeooo:paragraph-rsid="001fcaaf" style:font-style-asian="normal" style:font-style-complex="normal"/>
    </style:style>
    <style:style style:name="P16" style:family="paragraph" style:parent-style-name="Text_20_body" style:list-style-name="L14">
      <style:text-properties fo:font-style="normal" officeooo:rsid="002c3db4" officeooo:paragraph-rsid="002c3db4" style:font-style-asian="normal" style:font-style-complex="normal"/>
    </style:style>
    <style:style style:name="P17" style:family="paragraph" style:parent-style-name="Text_20_body" style:list-style-name="L16">
      <style:text-properties fo:font-style="normal" officeooo:rsid="006259f3" officeooo:paragraph-rsid="006259f3" style:font-style-asian="normal" style:font-style-complex="normal"/>
    </style:style>
    <style:style style:name="P18" style:family="paragraph" style:parent-style-name="Text_20_body" style:list-style-name="L16">
      <style:text-properties fo:font-style="normal" officeooo:rsid="006304bf" officeooo:paragraph-rsid="006304bf" style:font-style-asian="normal" style:font-style-complex="normal"/>
    </style:style>
    <style:style style:name="P19" style:family="paragraph" style:parent-style-name="Text_20_body" style:list-style-name="L17">
      <style:text-properties fo:font-style="normal" officeooo:rsid="006304bf" officeooo:paragraph-rsid="006304bf" style:font-style-asian="normal" style:font-style-complex="normal"/>
    </style:style>
    <style:style style:name="P20" style:family="paragraph" style:parent-style-name="Text_20_body" style:list-style-name="L18">
      <style:text-properties fo:font-style="normal" officeooo:rsid="006304bf" officeooo:paragraph-rsid="006304bf" style:font-style-asian="normal" style:font-style-complex="normal"/>
    </style:style>
    <style:style style:name="P21" style:family="paragraph" style:parent-style-name="Text_20_body" style:list-style-name="L3">
      <style:text-properties fo:font-weight="normal" officeooo:rsid="0054b60b" officeooo:paragraph-rsid="0054b60b" style:font-weight-asian="normal" style:font-weight-complex="normal"/>
    </style:style>
    <style:style style:name="P22" style:family="paragraph" style:parent-style-name="Text_20_body" style:list-style-name="L4">
      <style:text-properties officeooo:rsid="0054b60b" officeooo:paragraph-rsid="0054b60b"/>
    </style:style>
    <style:style style:name="P23" style:family="paragraph" style:parent-style-name="Text_20_body" style:list-style-name="L5">
      <style:text-properties officeooo:rsid="0056ec15" officeooo:paragraph-rsid="0056ec15"/>
    </style:style>
    <style:style style:name="P24" style:family="paragraph" style:parent-style-name="Text_20_body" style:list-style-name="L6">
      <style:text-properties officeooo:paragraph-rsid="004bec5a"/>
    </style:style>
    <style:style style:name="P25" style:family="paragraph" style:parent-style-name="Text_20_body" style:list-style-name="L6">
      <style:text-properties officeooo:rsid="004c194f" officeooo:paragraph-rsid="004c194f"/>
    </style:style>
    <style:style style:name="P26" style:family="paragraph" style:parent-style-name="Text_20_body" style:list-style-name="L8">
      <style:text-properties officeooo:rsid="0030c2ea" officeooo:paragraph-rsid="0030c2ea"/>
    </style:style>
    <style:style style:name="P27" style:family="paragraph" style:parent-style-name="Text_20_body" style:list-style-name="L9"/>
    <style:style style:name="P28" style:family="paragraph" style:parent-style-name="Text_20_body" style:list-style-name="L10">
      <style:text-properties officeooo:paragraph-rsid="0033f314"/>
    </style:style>
    <style:style style:name="P29" style:family="paragraph" style:parent-style-name="Text_20_body" style:list-style-name="L10">
      <style:text-properties officeooo:rsid="0033f314" officeooo:paragraph-rsid="0033f314"/>
    </style:style>
    <style:style style:name="P30" style:family="paragraph" style:parent-style-name="Text_20_body" style:list-style-name="L10">
      <style:text-properties fo:font-weight="bold" officeooo:rsid="0033f314" officeooo:paragraph-rsid="0033f314" style:font-weight-asian="bold" style:font-weight-complex="bold"/>
    </style:style>
    <style:style style:name="P31" style:family="paragraph" style:parent-style-name="Text_20_body" style:list-style-name="L11"/>
    <style:style style:name="P32" style:family="paragraph" style:parent-style-name="Text_20_body" style:list-style-name="L13">
      <style:text-properties fo:font-style="italic" officeooo:rsid="001fcaaf" officeooo:paragraph-rsid="001fcaaf" style:font-style-asian="italic" style:font-style-complex="italic"/>
    </style:style>
    <style:style style:name="P33" style:family="paragraph" style:parent-style-name="Text_20_body" style:list-style-name="L19">
      <style:text-properties fo:font-style="italic" fo:font-weight="bold" officeooo:rsid="006304bf" officeooo:paragraph-rsid="006304bf" style:font-style-asian="italic" style:font-weight-asian="bold" style:font-style-complex="italic" style:font-weight-complex="bold"/>
    </style:style>
    <style:style style:name="P34" style:family="paragraph" style:parent-style-name="Text_20_body" style:list-style-name="L14">
      <style:text-properties officeooo:rsid="001fcaaf" officeooo:paragraph-rsid="001fcaaf"/>
    </style:style>
    <style:style style:name="P35" style:family="paragraph" style:parent-style-name="Text_20_body" style:list-style-name="L15">
      <style:text-properties officeooo:paragraph-rsid="00598802"/>
    </style:style>
    <style:style style:name="P36" style:family="paragraph" style:parent-style-name="Text_20_body" style:list-style-name="L15">
      <style:text-properties officeooo:rsid="0059872e" officeooo:paragraph-rsid="006304bf"/>
    </style:style>
    <style:style style:name="P37" style:family="paragraph" style:parent-style-name="Text_20_body" style:list-style-name="L15">
      <style:text-properties officeooo:rsid="00598802" officeooo:paragraph-rsid="00598802"/>
    </style:style>
    <style:style style:name="P38" style:family="paragraph" style:parent-style-name="Text_20_body" style:list-style-name="L15">
      <style:text-properties officeooo:rsid="005b069d" officeooo:paragraph-rsid="005b069d"/>
    </style:style>
    <style:style style:name="P39" style:family="paragraph" style:parent-style-name="Text_20_body" style:list-style-name="L15">
      <style:text-properties officeooo:rsid="005b069d" officeooo:paragraph-rsid="005ceac0"/>
    </style:style>
    <style:style style:name="P40" style:family="paragraph" style:parent-style-name="Text_20_body" style:list-style-name="L15">
      <style:text-properties officeooo:rsid="005b069d" officeooo:paragraph-rsid="006304bf"/>
    </style:style>
    <style:style style:name="P41" style:family="paragraph" style:parent-style-name="Text_20_body" style:list-style-name="L15">
      <style:text-properties officeooo:rsid="005ceac0" officeooo:paragraph-rsid="005ceac0"/>
    </style:style>
    <style:style style:name="P42" style:family="paragraph" style:parent-style-name="Text_20_body" style:list-style-name="L15">
      <style:text-properties officeooo:rsid="005ceac0" officeooo:paragraph-rsid="006304bf"/>
    </style:style>
    <style:style style:name="P43" style:family="paragraph" style:parent-style-name="Text_20_body" style:list-style-name="L15">
      <style:text-properties officeooo:rsid="005ceac0" officeooo:paragraph-rsid="0066e44a"/>
    </style:style>
    <style:style style:name="P44" style:family="paragraph" style:parent-style-name="Text_20_body" style:list-style-name="L16">
      <style:text-properties officeooo:rsid="0060a03c" officeooo:paragraph-rsid="0060a03c"/>
    </style:style>
    <style:style style:name="P45" style:family="paragraph" style:parent-style-name="Text_20_body" style:list-style-name="L16">
      <style:text-properties officeooo:rsid="006259f3" officeooo:paragraph-rsid="006259f3"/>
    </style:style>
    <style:style style:name="P46" style:family="paragraph" style:parent-style-name="Text_20_body" style:list-style-name="L17">
      <style:text-properties officeooo:rsid="006304bf" officeooo:paragraph-rsid="006304bf"/>
    </style:style>
    <style:style style:name="P47" style:family="paragraph" style:parent-style-name="Text_20_body" style:list-style-name="L18">
      <style:text-properties officeooo:rsid="006304bf" officeooo:paragraph-rsid="006304bf"/>
    </style:style>
    <style:style style:name="P48" style:family="paragraph" style:parent-style-name="Text_20_body" style:list-style-name="L19">
      <style:text-properties officeooo:rsid="006304bf" officeooo:paragraph-rsid="006304bf"/>
    </style:style>
    <style:style style:name="P49" style:family="paragraph" style:parent-style-name="Text_20_body" style:list-style-name="L15">
      <style:text-properties officeooo:rsid="0066e44a" officeooo:paragraph-rsid="0066e44a"/>
    </style:style>
    <style:style style:name="P50" style:family="paragraph" style:parent-style-name="Text_20_body" style:list-style-name="L4">
      <style:paragraph-properties style:writing-mode="lr-tb"/>
      <style:text-properties officeooo:rsid="0054b60b" officeooo:paragraph-rsid="0054b60b"/>
    </style:style>
    <style:style style:name="P51" style:family="paragraph" style:parent-style-name="Text_20_body" style:list-style-name="L4">
      <style:paragraph-properties style:writing-mode="lr-tb"/>
      <style:text-properties fo:font-style="normal" officeooo:rsid="0054b60b" officeooo:paragraph-rsid="0054b60b" style:font-style-asian="normal" style:font-style-complex="normal"/>
    </style:style>
    <style:style style:name="P52" style:family="paragraph" style:parent-style-name="Text_20_body" style:list-style-name="L7">
      <style:paragraph-properties style:writing-mode="lr-tb"/>
      <style:text-properties fo:font-style="normal" officeooo:rsid="004c194f" officeooo:paragraph-rsid="004c194f" style:font-style-asian="normal" style:font-style-complex="normal"/>
    </style:style>
    <style:style style:name="P53" style:family="paragraph" style:parent-style-name="Text_20_body" style:list-style-name="L15">
      <style:paragraph-properties style:writing-mode="lr-tb"/>
      <style:text-properties fo:font-style="normal" officeooo:rsid="006259f3" officeooo:paragraph-rsid="006304bf" style:font-style-asian="normal" style:font-style-complex="normal"/>
    </style:style>
    <style:style style:name="P54" style:family="paragraph" style:parent-style-name="Text_20_body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55" style:family="paragraph" style:parent-style-name="Text_20_body" style:list-style-name="L18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56" style:family="paragraph" style:parent-style-name="Text_20_body" style:list-style-name="L15">
      <style:paragraph-properties style:writing-mode="lr-tb"/>
      <style:text-properties officeooo:rsid="005f18bd" officeooo:paragraph-rsid="006304bf"/>
    </style:style>
    <style:style style:name="P57" style:family="paragraph" style:parent-style-name="Text_20_body" style:list-style-name="L15">
      <style:paragraph-properties style:writing-mode="lr-tb"/>
      <style:text-properties officeooo:rsid="005ceac0" officeooo:paragraph-rsid="006304bf"/>
    </style:style>
    <style:style style:name="P58" style:family="paragraph" style:parent-style-name="Text_20_body" style:list-style-name="L15">
      <style:paragraph-properties style:writing-mode="lr-tb"/>
      <style:text-properties officeooo:rsid="005ceac0" officeooo:paragraph-rsid="0064c6cc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fo:font-style="italic" officeooo:rsid="004c194f" style:font-style-asian="italic" style:font-style-complex="italic"/>
    </style:style>
    <style:style style:name="T6" style:family="text">
      <style:text-properties fo:font-style="italic" officeooo:rsid="005efa1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33f31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bec5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4c194f"/>
    </style:style>
    <style:style style:name="T16" style:family="text">
      <style:text-properties officeooo:rsid="00598802"/>
    </style:style>
    <style:style style:name="T17" style:family="text">
      <style:text-properties officeooo:rsid="005b069d"/>
    </style:style>
    <style:style style:name="T18" style:family="text">
      <style:text-properties officeooo:rsid="005ceac0"/>
    </style:style>
    <style:style style:name="T19" style:family="text">
      <style:text-properties officeooo:rsid="005efa13"/>
    </style:style>
    <style:style style:name="T20" style:family="text">
      <style:text-properties officeooo:rsid="0060a03c"/>
    </style:style>
    <style:style style:name="T21" style:family="text">
      <style:text-properties officeooo:rsid="006304bf"/>
    </style:style>
    <style:style style:name="T22" style:family="text">
      <style:text-properties officeooo:rsid="0064c6cc"/>
    </style:style>
    <style:style style:name="T23" style:family="text">
      <style:text-properties officeooo:rsid="0066e44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4"><text:a xlink:type="simple" xlink:href="#__RefHeading___Toc1420_3741527741" text:style-name="Index_20_Link" text:visited-style-name="Index_20_Link">1 Třídy a objekty<text:tab/>2</text:a></text:p>
          <text:p text:style-name="P4"><text:a xlink:type="simple" xlink:href="#__RefHeading___Toc1422_3741527741" text:style-name="Index_20_Link" text:visited-style-name="Index_20_Link">2 Generika a kolekce<text:tab/>3</text:a></text:p>
          <text:p text:style-name="P4"><text:a xlink:type="simple" xlink:href="#__RefHeading___Toc2527_2035389067" text:style-name="Index_20_Link" text:visited-style-name="Index_20_Link">3 Fukncionální rozhraní<text:tab/>5</text:a></text:p>
          <text:p text:style-name="P4"><text:a xlink:type="simple" xlink:href="#__RefHeading___Toc2529_2035389067" text:style-name="Index_20_Link" text:visited-style-name="Index_20_Link">4 Stream API<text:tab/>5</text:a></text:p>
          <text:p text:style-name="P4"><text:a xlink:type="simple" xlink:href="#__RefHeading___Toc2531_2035389067" text:style-name="Index_20_Link" text:visited-style-name="Index_20_Link">5 Vlákna a synchronizace<text:tab/>5</text:a></text:p>
          <text:p text:style-name="P4"><text:a xlink:type="simple" xlink:href="#__RefHeading___Toc2533_2035389067" text:style-name="Index_20_Link" text:visited-style-name="Index_20_Link">6 DateTime API<text:tab/>5</text:a></text:p>
          <text:p text:style-name="P4"><text:a xlink:type="simple" xlink:href="#__RefHeading___Toc2535_2035389067" text:style-name="Index_20_Link" text:visited-style-name="Index_20_Link">7 Assertions<text:tab/>5</text:a></text:p>
          <text:p text:style-name="P4"><text:a xlink:type="simple" xlink:href="#__RefHeading___Toc2537_2035389067" text:style-name="Index_20_Link" text:visited-style-name="Index_20_Link">8 Lokalizace<text:tab/>6</text:a></text:p>
          <text:p text:style-name="P4"><text:a xlink:type="simple" xlink:href="#__RefHeading___Toc2539_2035389067" text:style-name="Index_20_Link" text:visited-style-name="Index_20_Link">9 JDBC<text:tab/>6</text:a></text:p>
          <text:p text:style-name="P4"><text:a xlink:type="simple" xlink:href="#__RefHeading___Toc2541_2035389067" text:style-name="Index_20_Link" text:visited-style-name="Index_20_Link">10 Soubory a základy I/O operací<text:tab/>6</text:a></text:p>
        </text:index-body>
      </text:table-of-content>
      <text:h text:style-name="P1" text:outline-level="1" text:is-list-header="true"/>
      <text:h text:style-name="P3" text:outline-level="1"><text:bookmark-start text:name="__RefHeading___Toc1420_3741527741"/>Třídy a objekty<text:bookmark-end text:name="__RefHeading___Toc1420_3741527741"/></text:h>
      <text:list xml:id="list1625049643" text:style-name="L1">
        <text:list-item>
          <text:p text:style-name="P7">Některé základy ohledně třídy jsou popsány v části OCA</text:p>
          <text:list>
            <text:list-item>
              <text:p text:style-name="P7">kapitola <text:span text:style-name="T12">1. Třídy, statické třídy, vnitřní třídy</text:span></text:p>
            </text:list-item>
            <text:list-item>
              <text:p text:style-name="P7">kapitola <text:span text:style-name="T12">10. Abstract</text:span></text:p>
            </text:list-item>
            <text:list-item>
              <text:p text:style-name="P7">kapitola <text:span text:style-name="T12">11. Interface</text:span></text:p>
            </text:list-item>
          </text:list>
        </text:list-item>
        <text:list-item>
          <text:p text:style-name="P7">pro zajímavost:</text:p>
          <text:list>
            <text:list-item>
              <text:p text:style-name="P6"><text:span text:style-name="T11">POJO vs JavaBean: </text:span><text:a xlink:type="simple" xlink:href="https://www.geeksforgeeks.org/pojo-vs-java-beans/" text:style-name="Internet_20_link" text:visited-style-name="Visited_20_Internet_20_Link"><text:span text:style-name="T11">www.geeksforgeeks.org/pojo-vs-java-beans/</text:span></text:a></text:p>
            </text:list-item>
            <text:list-item>
              <text:p text:style-name="P6"><text:span text:style-name="T11">JavaBean vs EJB: </text:span><text:a xlink:type="simple" xlink:href="https://stackoverflow.com/a/2460071/4201399" text:style-name="Internet_20_link" text:visited-style-name="Visited_20_Internet_20_Link"><text:span text:style-name="T11">stackoverflow.com/a/2460071/4201399</text:span></text:a></text:p>
            </text:list-item>
          </text:list>
        </text:list-item>
      </text:list>
      <text:h text:style-name="Heading_20_2" text:outline-level="2">Dědičnost</text:h>
      <text:list xml:id="list2465619718" text:style-name="L2">
        <text:list-item>
          <text:p text:style-name="P9">Umožňuje umístit společné atributy a vlastnosti do třídy, od které ostatní dědí</text:p>
        </text:list-item>
        <text:list-item>
          <text:p text:style-name="P9">potomci můžou (v závislosti na použitém modifikátoru přistupu):</text:p>
          <text:list>
            <text:list-item>
              <text:p text:style-name="P9">přistupovat k atributům a metodám předka</text:p>
            </text:list-item>
            <text:list-item>
              <text:p text:style-name="P9">rozšiřovat/přepisovat metody z předka</text:p>
            </text:list-item>
            <text:list-item>
              <text:p text:style-name="P9">zastínit atribut (se stejným názvem) z předka</text:p>
            </text:list-item>
          </text:list>
        </text:list-item>
        <text:list-item>
          <text:p text:style-name="P9">přiřadit objekt typu <text:span text:style-name="T2">Parent</text:span><text:span text:style-name="T13"> nemůže být přiřazený do proměnné typu </text:span><text:span text:style-name="T2">Child</text:span></text:p>
          <text:list>
            <text:list-item>
              <text:p text:style-name="P11">potomek může obsahovat atributy/metody, které nedefinuje předek</text:p>
            </text:list-item>
            <text:list-item>
              <text:p text:style-name="P11">podobná situace je s třídami implementujícími interface</text:p>
            </text:list-item>
          </text:list>
        </text:list-item>
      </text:list>
      <text:h text:style-name="Heading_20_3" text:outline-level="3">Konstruktory</text:h>
      <text:list xml:id="list1049640226" text:style-name="L3">
        <text:list-item>
          <text:p text:style-name="P10">Viz OCA, kapitola <text:span text:style-name="T12">5 Konstruktory</text:span></text:p>
        </text:list-item>
        <text:list-item>
          <text:p text:style-name="P21">konstruktor potomka vždy jako první volá (implicitně či explicitně) konstruktor předka</text:p>
          <text:list>
            <text:list-item>
              <text:p text:style-name="P21">z toho vyplývá, že takový konstruktor musí existovat</text:p>
            </text:list-item>
            <text:list-item>
              <text:p text:style-name="P21">explicitně lze volat pomocí <text:span text:style-name="T2">super()</text:span>, případně <text:span text:style-name="T2">super(param)</text:span> v případě parametrického konstruktoru v předku</text:p>
            </text:list-item>
          </text:list>
        </text:list-item>
      </text:list>
      <text:h text:style-name="Heading_20_3" text:outline-level="3">Metody</text:h>
      <text:list xml:id="list1414953617" text:style-name="L4">
        <text:list-item>
          <text:p text:style-name="P22">Override metoda v potomkovi:</text:p>
          <text:list>
            <text:list-item>
              <text:p text:style-name="P50">může pomocí <text:span text:style-name="T2">super.metoda()</text:span><text:span text:style-name="T13"> </text:span>volat pouze první dostupnou metodu z předků</text:p>
            </text:list-item>
            <text:list-item>
              <text:p text:style-name="P50">nemůže přidat propagování checked výjimky</text:p>
            </text:list-item>
          </text:list>
        </text:list-item>
        <text:list-item>
          <text:p text:style-name="P50">klauzule <text:span text:style-name="T2">throws</text:span><text:span text:style-name="T13"> u override metody v potomkovi může:</text:span></text:p>
          <text:list>
            <text:list-item>
              <text:p text:style-name="P51">přidat unchecked výjimku</text:p>
            </text:list-item>
            <text:list-item>
              <text:p text:style-name="P51">použít stejnou výjimku, jako předek</text:p>
            </text:list-item>
            <text:list-item>
              <text:p text:style-name="P51"><text:soft-page-break/>použít potomka výjimky, jako uvádí metoda předka</text:p>
            </text:list-item>
            <text:list-item>
              <text:p text:style-name="P51">skrýt checked výjimku</text:p>
            </text:list-item>
          </text:list>
        </text:list-item>
      </text:list>
      <text:h text:style-name="P5" text:outline-level="2">Instanceof</text:h>
      <text:list xml:id="list1692231598" text:style-name="L5">
        <text:list-item>
          <text:p text:style-name="P23">Operátor pro určení, zda je vytvořený objekt instancí požadované třídy nebo rozhraní</text:p>
        </text:list-item>
        <text:list-item>
          <text:p text:style-name="P23">pokud je referenční typ kontrolovaného objektu „nedosažitelný“ pro požadovanou/kontrolovanou třídu, je způsobena chyba kompilace</text:p>
          <text:list>
            <text:list-item>
              <text:p text:style-name="P23">to neplatí, pokud referenční typ je interface (tady nikdy kompilační chyba nenastane)</text:p>
            </text:list-item>
          </text:list>
        </text:list-item>
      </text:list>
      <text:h text:style-name="Heading_20_2" text:outline-level="2">Immutable</text:h>
      <text:list xml:id="list3822953128" text:style-name="L6">
        <text:list-item>
          <text:p text:style-name="P24"><text:span text:style-name="T11">Oficiální Oracle průvodce: </text:span><text:a xlink:type="simple" xlink:href="https://docs.oracle.com/javase/tutorial/essential/concurrency/imstrat.html" text:style-name="Internet_20_link" text:visited-style-name="Visited_20_Internet_20_Link"><text:span text:style-name="T11">docs.oracle.com/javase/tutorial/essential/concurrency/imstrat.html</text:span></text:a></text:p>
        </text:list-item>
        <text:list-item>
          <text:p text:style-name="P25">ukázková třída z Java API je např <text:span text:style-name="T2">java.lang.String</text:span></text:p>
        </text:list-item>
      </text:list>
      <text:h text:style-name="Heading_20_3" text:outline-level="3">Pravidla pro immutable třídy/objekty</text:h>
      <text:list xml:id="list3290280832" text:style-name="L7">
        <text:list-item>
          <text:p text:style-name="P8">Všechny atributy jsou <text:span text:style-name="T2">final</text:span><text:span text:style-name="T13"> a </text:span><text:span text:style-name="T2">private</text:span></text:p>
        </text:list-item>
        <text:list-item>
          <text:p text:style-name="P12">třída neposkytuje settery,</text:p>
          <text:list>
            <text:list-item>
              <text:p text:style-name="P12">hodnoty atributů jsou nastaveny v konstruktoru</text:p>
            </text:list-item>
            <text:list-item>
              <text:p text:style-name="P12">hodnotu atributů lze získat přes gettery</text:p>
            </text:list-item>
          </text:list>
        </text:list-item>
        <text:list-item>
          <text:p text:style-name="P12">třída neumožňuje overridovat metody v potomcích</text:p>
          <text:list>
            <text:list-item>
              <text:p text:style-name="P12">buďto <text:span text:style-name="T15">je třída </text:span><text:span text:style-name="T5">final</text:span></text:p>
            </text:list-item>
            <text:list-item>
              <text:p text:style-name="P13">nebo má <text:span text:style-name="T2">private</text:span> konstruktor pro získání instance třídy se použije factory metoda</text:p>
            </text:list-item>
          </text:list>
        </text:list-item>
        <text:list-item>
          <text:p text:style-name="P13">pokud atribut obsahuje referenci na jiný objekt, třída nedovoluje tyto objekty měnit</text:p>
          <text:list>
            <text:list-item>
              <text:p text:style-name="P13">třída neposkytuje metodu, která umožní modifikaci mutable objektu</text:p>
            </text:list-item>
            <text:list-item>
              <text:p text:style-name="P13">třída neumožňuje sdílet referenci na mutable objekt</text:p>
              <text:list>
                <text:list-item>
                  <text:p text:style-name="P52">pokud je to nezbytné, použije se jako návratová hodnota kopie mutable objektu</text:p>
                </text:list-item>
              </text:list>
            </text:list-item>
            <text:list-item>
              <text:p text:style-name="P13">třída nikdy neukládá referenci na externí mutable objekt (vložený na vstup konstruktoru)</text:p>
              <text:list>
                <text:list-item>
                  <text:p text:style-name="P13">pokud je to nezbytné, vytvoří a používá kopii mutable objektu</text:p>
                </text:list-item>
              </text:list>
            </text:list-item>
          </text:list>
        </text:list-item>
      </text:list>
      <text:h text:style-name="P2" text:outline-level="1"><text:bookmark-start text:name="__RefHeading___Toc1422_3741527741"/>Generika a kolekce<text:bookmark-end text:name="__RefHeading___Toc1422_3741527741"/></text:h>
      <text:list xml:id="list3558886928" text:style-name="L15">
        <text:list-item>
          <text:p text:style-name="P58">je možné <text:span text:style-name="T22">definovat obecný datový typ v rámci třídy/metody/rozhraní a konkrétní datový typ se definuje až v místě použití</text:span></text:p>
        </text:list-item>
        <text:list-item>
          <text:p text:style-name="P58"><text:span text:style-name="T22">lze vynutit, aby </text:span>konkrétní datový typ implementoval požadované rozhraní či třídu</text:p>
          <text:list>
            <text:list-item>
              <text:p text:style-name="P42"><text:span text:style-name="T2">&lt;T </text:span><text:span text:style-name="T7">extends</text:span><text:span text:style-name="T2"> Serializable&gt;</text:span> → T musí implementovat rozhraní Serializable</text:p>
            </text:list-item>
            <text:list-item>
              <text:p text:style-name="P57"><text:span text:style-name="T2">&lt;T </text:span><text:span text:style-name="T7">extends</text:span><text:span text:style-name="T2"> </text:span><text:span text:style-name="T6">Number</text:span><text:span text:style-name="T2">&gt;</text:span> →<text:span text:style-name="T19"> T musí být Number nebo potomek</text:span></text:p>
            </text:list-item>
            <text:list-item>
              <text:p text:style-name="P56"><text:soft-page-break/><text:span text:style-name="T2">&lt;T&gt;</text:span> je ekvivalent k <text:span text:style-name="T2">&lt;T extends Object&gt;</text:span></text:p>
            </text:list-item>
          </text:list>
        </text:list-item>
        <text:list-item>
          <text:p text:style-name="P53">v případě požadavků na víc předků je možné použít <text:span text:style-name="T2">&lt;T </text:span><text:span text:style-name="T7">extends</text:span><text:span text:style-name="T2"> Number </text:span><text:span text:style-name="T7">&amp;</text:span><text:span text:style-name="T2"> Serializable&gt;</text:span></text:p>
          <text:list>
            <text:list-item>
              <text:p text:style-name="P53">první (před <text:span text:style-name="T12">&amp;</text:span>) může být třída nebo rozhraní</text:p>
            </text:list-item>
            <text:list-item>
              <text:p text:style-name="P53">druhé (za <text:span text:style-name="T12">&amp;</text:span><text:span text:style-name="T10">) MUSí být rozhraní</text:span></text:p>
            </text:list-item>
          </text:list>
        </text:list-item>
      </text:list>
      <text:p text:style-name="P54"><text:span text:style-name="T7">Pozn.:</text:span><text:span text:style-name="T10"> Podobné způsoby zápisu je možné použít např. při použití kolekcí. Místo </text:span><text:span text:style-name="T8">T</text:span><text:span text:style-name="T10"> se použije </text:span><text:span text:style-name="T8">?</text:span><text:span text:style-name="T10">.</text:span></text:p>
      <text:h text:style-name="Heading_20_2" text:outline-level="2">Generika <text:span text:style-name="T21">u tříd, metod a rozhraní</text:span></text:h>
      <text:list xml:id="list132717517460728" text:continue-numbering="true" text:style-name="L15">
        <text:list-item>
          <text:p text:style-name="P36"><text:span text:style-name="T16">Generika umožňuje určit požadovaný datový typ až při vytváření instance či v implementaci potomka nebo třídy daného rozhraní</text:span></text:p>
        </text:list-item>
        <text:list-item>
          <text:p text:style-name="P40">generalizace statických fieldů <text:span text:style-name="T18">(ve třídě i v rozhraní)</text:span> není možná</text:p>
        </text:list-item>
      </text:list>
      <text:h text:style-name="Heading_20_3" text:outline-level="3"><text:span text:style-name="T20">Generická</text:span> tříd<text:span text:style-name="T20">a</text:span></text:h>
      <text:list xml:id="list132717963593934" text:continue-numbering="true" text:style-name="L15">
        <text:list-item>
          <text:p text:style-name="P37"><text:span text:style-name="T17">v případě generalizace třídy lze </text:span>takovýto datový typ použít jako:</text:p>
          <text:list>
            <text:list-item>
              <text:p text:style-name="P37">datový typ instančních fieldů</text:p>
            </text:list-item>
            <text:list-item>
              <text:p text:style-name="P37">návratová hodnota instančních metod</text:p>
            </text:list-item>
            <text:list-item>
              <text:p text:style-name="P35"><text:span text:style-name="T16">datový typ vstupního argument instančních metod</text:span></text:p>
            </text:list-item>
            <text:list-item>
              <text:p text:style-name="P49">datový typ lokální proměnné (non-static context)</text:p>
            </text:list-item>
          </text:list>
        </text:list-item>
      </text:list>
      <text:h text:style-name="Heading_20_3" text:outline-level="3">Generická metoda</text:h>
      <text:list xml:id="list132717114449658" text:continue-numbering="true" text:style-name="L15">
        <text:list-item>
          <text:list>
            <text:list-item>
              <text:p text:style-name="P38">je možná u statických i instančních metod</text:p>
            </text:list-item>
            <text:list-item>
              <text:p text:style-name="P39">požadovaný konkrétní datový typ se určí až v místě použití metody</text:p>
            </text:list-item>
            <text:list-item>
              <text:p text:style-name="P43">lze použít pro vstupní argumenty, návratovou hodnotu <text:span text:style-name="T23">a lokální proměnnou</text:span></text:p>
            </text:list-item>
          </text:list>
        </text:list-item>
      </text:list>
      <text:h text:style-name="Heading_20_3" text:outline-level="3"><text:span text:style-name="T20">Generické</text:span> rozhraní</text:h>
      <text:list xml:id="list132717133260470" text:continue-numbering="true" text:style-name="L15">
        <text:list-item>
          <text:list>
            <text:list-item>
              <text:p text:style-name="P41">datový typ se určí v místě implementace rozhraní a lze použít pro</text:p>
              <text:list>
                <text:list-item>
                  <text:p text:style-name="P41">vstupní argument či návratovou hodnotu u abstraktní metody</text:p>
                </text:list-item>
                <text:list-item>
                  <text:p text:style-name="P41">vstupní argument či návratovou hodnotu u default metody</text:p>
                </text:list-item>
              </text:list>
            </text:list-item>
          </text:list>
        </text:list-item>
      </text:list>
      <text:h text:style-name="Heading_20_2" text:outline-level="2">Generika <text:span text:style-name="T21">u</text:span> kolekc<text:span text:style-name="T21">í</text:span></text:h>
      <text:list xml:id="list4021783240" text:style-name="L16">
        <text:list-item>
          <text:p text:style-name="P44">Pozor na kompatibilitu typů (do <text:span text:style-name="T2">List&lt;Parent&gt;</text:span> nejde vložit list <text:span text:style-name="T2">new ArrayList&lt;Child&gt;()</text:span>)</text:p>
          <text:list>
            <text:list-item>
              <text:p text:style-name="P45">řešení: použít <text:span text:style-name="T2">&lt;? extends Parent&gt;</text:span></text:p>
            </text:list-item>
          </text:list>
        </text:list-item>
        <text:list-item>
          <text:p text:style-name="P17">je možné použít <text:span text:style-name="T2">&lt;?&gt;</text:span>, <text:span text:style-name="T2">&lt;? extends X&gt;</text:span> nebo <text:span text:style-name="T2">&lt;? super X&gt;</text:span></text:p>
        </text:list-item>
        <text:list-item>
          <text:p text:style-name="P18"><text:span text:style-name="T7">super</text:span> vs <text:span text:style-name="T7">extends</text:span><text:span text:style-name="T10">: </text:span><text:a xlink:type="simple" xlink:href="http://stackoverflow.com/questions/4343202/difference-between-super-t-and-extends-t-in-java" text:style-name="Internet_20_link" text:visited-style-name="Visited_20_Internet_20_Link"><text:span text:style-name="T10">http://stackoverflow.com/questions/4343202/difference-between-super-t-and-extends-t-in-java</text:span></text:a></text:p>
        </text:list-item>
      </text:list>
      <text:h text:style-name="Heading_20_3" text:outline-level="3"><text:soft-page-break/>Kolekce s <text:span text:style-name="T2">&lt;?&gt;</text:span></text:h>
      <text:list xml:id="list3424021616" text:style-name="L17">
        <text:list-item>
          <text:p text:style-name="P46">Ekvivalent k <text:span text:style-name="T2">&lt;? extends Object&gt;</text:span></text:p>
        </text:list-item>
        <text:list-item>
          <text:p text:style-name="P19">dá se přiřadit kolekce (jakýchkoliv) objektů</text:p>
        </text:list-item>
        <text:list-item>
          <text:p text:style-name="P19"><text:span text:style-name="T7">add()</text:span><text:span text:style-name="T12"> </text:span><text:span text:style-name="T10">způsobuje </text:span><text:span text:style-name="T12">compilation error</text:span></text:p>
        </text:list-item>
        <text:list-item>
          <text:p text:style-name="P19"><text:span text:style-name="T7">get()</text:span> vrací objekt typu <text:span text:style-name="T7">Object</text:span></text:p>
        </text:list-item>
      </text:list>
      <text:h text:style-name="Heading_20_3" text:outline-level="3">Kolekce s <text:span text:style-name="T2">&lt;? extends X&gt;</text:span></text:h>
      <text:list xml:id="list4224877964" text:style-name="L18">
        <text:list-item>
          <text:p text:style-name="P47">Kolekce může obsahovat prvky, které jsou typu <text:span text:style-name="T7">X</text:span> nebo potomky této třídy (resp. Implementují rozhraní <text:span text:style-name="T7">X</text:span>)</text:p>
        </text:list-item>
        <text:list-item>
          <text:p text:style-name="P20"><text:span text:style-name="T7">add()</text:span> způsobuje <text:span text:style-name="T12">compilation error</text:span></text:p>
        </text:list-item>
        <text:list-item>
          <text:p text:style-name="P55"><text:span text:style-name="T7">get()</text:span><text:span text:style-name="T12"> </text:span><text:span text:style-name="T10">vrací objekt typu</text:span><text:span text:style-name="T12"> </text:span><text:span text:style-name="T7">X</text:span></text:p>
        </text:list-item>
      </text:list>
      <text:h text:style-name="Heading_20_3" text:outline-level="3">Kolekce s <text:span text:style-name="T2">&lt;? super X&gt;</text:span></text:h>
      <text:list xml:id="list3530538489" text:style-name="L19">
        <text:list-item>
          <text:p text:style-name="P48">Dají se vložit objekty typu <text:span text:style-name="T7">X</text:span> nebo potomek této třídy (resp. třídy implementující toto rozhraní)</text:p>
        </text:list-item>
        <text:list-item>
          <text:p text:style-name="P33">add()<text:span text:style-name="T14"> je možné bez problému použít (pokud je splněný bod výš)</text:span></text:p>
        </text:list-item>
        <text:list-item>
          <text:p text:style-name="P33">get()<text:span text:style-name="T14"> vrací vždy objekt typu </text:span>Object</text:p>
        </text:list-item>
      </text:list>
      <text:h text:style-name="P1" text:outline-level="1"><text:bookmark-start text:name="__RefHeading___Toc2527_2035389067"/>Fukncionální rozhraní<text:bookmark-end text:name="__RefHeading___Toc2527_2035389067"/></text:h>
      <text:p text:style-name="Text_20_body"/>
      <text:h text:style-name="Heading_20_1" text:outline-level="1"><text:bookmark-start text:name="__RefHeading___Toc2529_2035389067"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p text:style-name="Text_20_body"/>
      <text:h text:style-name="Heading_20_1" text:outline-level="1"><text:bookmark-start text:name="__RefHeading___Toc2535_2035389067"/>Assertions<text:bookmark-end text:name="__RefHeading___Toc2535_2035389067"/></text:h>
      <text:list xml:id="list3158800049" text:style-name="L8">
        <text:list-item>
          <text:p text:style-name="P26">Ve výchozím nastavení jsou asserty ignorovány</text:p>
        </text:list-item>
        <text:list-item>
          <text:p text:style-name="P26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1330252702" text:style-name="L9">
        <text:list-item>
          <text:p text:style-name="P27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1379604809" text:style-name="L10">
        <text:list-item>
          <text:p text:style-name="P28"><text:soft-page-break/><text:span text:style-name="T9">Zapnutí assertů/systémových assertů: </text:span><text:span text:style-name="T4">-ea</text:span><text:span text:style-name="T9">/</text:span><text:span text:style-name="T4">-esa</text:span><text:span text:style-name="T9"> nebo </text:span><text:span text:style-name="T4">-enableassertions</text:span><text:span text:style-name="T9">/</text:span><text:span text:style-name="T4">-enablesystemassertions</text:span></text:p>
        </text:list-item>
        <text:list-item>
          <text:p text:style-name="P29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29">argumenty přepínačů:</text:p>
          <text:list>
            <text:list-item>
              <text:p text:style-name="P30">bez argument<text:span text:style-name="T10"> = zapne/vypne asserty pro všechny třídy kromě systémových</text:span></text:p>
            </text:list-item>
            <text:list-item>
              <text:p text:style-name="P30">packageName...<text:span text:style-name="T10"> = zapne/vypne asserty v uvedeném balíčku včetně podbalíčků</text:span></text:p>
            </text:list-item>
            <text:list-item>
              <text:p text:style-name="P30">…<text:span text:style-name="T10"> = zapne/vypne asserty v nepojmenovaném balíčku v aktuální pracovním adresáři</text:span></text:p>
            </text:list-item>
            <text:list-item>
              <text:p text:style-name="P30">ClassName<text:span text:style-name="T10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3442790667" text:style-name="L11">
        <text:list-item>
          <text:p text:style-name="P31"><text:span text:style-name="T1">třída </text:span><text:span text:style-name="T3">java.util.Locale</text:span></text:p>
        </text:list-item>
        <text:list-item>
          <text:p text:style-name="P14"><text:span text:style-name="T2">Locale#getDefault</text:span> vrací hodnotu nastavenou (seřazeno od nejvyšší priority):</text:p>
        </text:list-item>
      </text:list>
      <text:list xml:id="list2537305216" text:style-name="L12">
        <text:list-item>
          <text:list>
            <text:list-item>
              <text:p text:style-name="P15">přímo v aplikaci pomocí <text:span text:style-name="T2">Locale#setDefault</text:span></text:p>
            </text:list-item>
            <text:list-item>
              <text:p text:style-name="P15">při startu aplikace (případně JAVA_OPTS)</text:p>
            </text:list-item>
          </text:list>
        </text:list-item>
      </text:list>
      <text:list xml:id="list2797802739" text:style-name="L13">
        <text:list-item>
          <text:list>
            <text:list-item>
              <text:list>
                <text:list-item>
                  <text:p text:style-name="P32">-Duser.language</text:p>
                </text:list-item>
                <text:list-item>
                  <text:p text:style-name="P32">-Duser.country</text:p>
                </text:list-item>
                <text:list-item>
                  <text:p text:style-name="P32">-Duser.variant</text:p>
                </text:list-item>
              </text:list>
            </text:list-item>
          </text:list>
        </text:list-item>
      </text:list>
      <text:list xml:id="list132717094376295" text:continue-list="list2537305216" text:style-name="L12">
        <text:list-item>
          <text:list>
            <text:list-item>
              <text:p text:style-name="P15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649540172" text:style-name="L14">
        <text:list-item>
          <text:p text:style-name="P34">Třída <text:span text:style-name="T2">java.util.ResourceBundle</text:span></text:p>
        </text:list-item>
        <text:list-item>
          <text:p text:style-name="P16">poskytuje podporu pro psaní kódu s možností jednoduché lokalizace</text:p>
        </text:list-item>
        <text:list-item>
          <text:p text:style-name="P16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6T13:27:16.334965388</dc:date>
    <meta:editing-duration>PT1H28M9S</meta:editing-duration>
    <meta:editing-cycles>17</meta:editing-cycles>
    <meta:generator>LibreOffice/6.1.0.2$Linux_X86_64 LibreOffice_project/10$Build-2</meta:generator>
    <meta:document-statistic meta:table-count="0" meta:image-count="0" meta:object-count="0" meta:page-count="6" meta:paragraph-count="140" meta:word-count="990" meta:character-count="6494" meta:non-whitespace-character-count="5755"/>
  </office:meta>
</office:document-meta>
</file>